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17.3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color="#111111"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cot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envolvedor</text:p>
          </table:table-cell>
          <table:table-cell table:style-name="ce1" office:value-type="string" calcext:value-type="string">
            <text:p>Dependências</text:p>
          </table:table-cell>
          <table:table-cell table:style-name="ce1" office:value-type="string" calcext:value-type="string">
            <text:p>Herança/Implementação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DataManager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datamanager.connectio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table:number-columns-repeated="2"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connection</text:p>
          </table:table-cell>
          <table:table-cell office:value-type="string" calcext:value-type="string">
            <text:p>ConnectionManag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Config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Respons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Response, ResponseType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EntityManag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Entity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abstract 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.funcionario</text:p>
          </table:table-cell>
          <table:table-cell office:value-type="string" calcext:value-type="string">
            <text:p>MapaDeServic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Setor, Terminal</text:p>
          </table:table-cell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.funcionario</text:p>
          </table:table-cell>
          <table:table-cell office:value-type="string" calcext:value-type="string">
            <text:p>Funcion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MapaDeServico, Usuario, Pessoa</text:p>
          </table:table-cell>
          <table:table-cell office:value-type="string" calcext:value-type="string">
            <text:p>Pessoa, Serializable</text:p>
          </table:table-cell>
          <table:table-cell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Server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Pessoa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, Pessoa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Setor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DataAccessObject, DataAccessResponse, ResponseType, Setor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Usu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DataAccessObject, DataAccessResponse, ResponseType, Usuari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MapaDeServic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MapaDeServic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Funcion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Funcionario, Usuario, UsuarioDAO, PessoaDAO</text:p>
          </table:table-cell>
          <table:table-cell office:value-type="string" calcext:value-type="string">
            <text:p>DataAccessObject</text:p>
          </table:table-cell>
          <table:table-cell/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Grup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DataAccessObject, DataAccessResponse, ResponseType, Grup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Terminal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Terminal, Setor, SetorDA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bll</text:p>
          </table:table-cell>
          <table:table-cell office:value-type="string" calcext:value-type="string">
            <text:p>Setor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BusinessLayoutLayer, DataAccessResponse, ResponseType, Setor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bll</text:p>
          </table:table-cell>
          <table:table-cell office:value-type="string" calcext:value-type="string">
            <text:p>Usu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BusinessLayoutLayer, DataAccessResponse, ResponseType, Usuario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bll</text:p>
          </table:table-cell>
          <table:table-cell office:value-type="string" calcext:value-type="string">
            <text:p>Funcion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, DataAccessResponse, ResponseType, Funcionario</text:p>
          </table:table-cell>
          <table:table-cell office:value-type="string" calcext:value-type="string">
            <text:p>BusinessLayoutLayer</text:p>
          </table:table-cell>
          <table:table-cell/>
        </table:table-row>
        <table:table-row table:style-name="ro1">
          <table:table-cell office:value-type="string" calcext:value-type="string">
            <text:p>server.bll</text:p>
          </table:table-cell>
          <table:table-cell office:value-type="string" calcext:value-type="string">
            <text:p>Terminal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Terminal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bll</text:p>
          </table:table-cell>
          <table:table-cell office:value-type="string" calcext:value-type="string">
            <text:p>Grup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BusinessLayoutLayer, DataAccessResponse, ResponseType, Grupo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Connec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ClientRequest, FuncionarioBLL, SetorB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Launch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ConnectionManager, ClientConnec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7:52:40.3518642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Filho</meta:initial-creator>
    <meta:creation-date>2015-06-14T16:30:07.620368434</meta:creation-date>
    <dc:date>2015-06-18T18:01:19.454766557</dc:date>
    <dc:creator>Carlos Filho</dc:creator>
    <meta:editing-duration>P1DT9H52M6S</meta:editing-duration>
    <meta:editing-cycles>11</meta:editing-cycles>
    <meta:generator>LibreOffice/4.2.8.2$Linux_X86_64 LibreOffice_project/420m0$Build-2</meta:generator>
    <meta:document-statistic meta:table-count="1" meta:cell-count="201" meta:object-count="0"/>
  </office:meta>
</office:document-meta>
</file>